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Heading_20_2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Title" style:master-page-name="First_20_Page">
      <style:paragraph-properties fo:margin-left="0in" fo:margin-right="0in" fo:text-align="center" style:justify-single-word="false" fo:text-indent="0in" style:auto-text-indent="false" style:page-number="1"/>
    </style:style>
    <style:style style:name="P17" style:family="paragraph" style:parent-style-name="Subtitle">
      <style:paragraph-properties fo:text-align="center" style:justify-single-word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cwuvn3ny1gac"/>Rapport<text:span text:style-name="T1"> d’optimisation</text:span></text:p>
      <text:p text:style-name="P2"/>
      <text:p text:style-name="P17"><text:bookmark text:name="_x2q7u333p8ft"/>NOM_DU_CLIENT</text:p>
      <text:p text:style-name="P3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8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0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0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8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8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0"><text:a xlink:type="simple" xlink:href="#_gt5hgt2h0fn6" text:style-name="Index_20_Link" text:visited-style-name="Index_20_Link">1 - …</text:a><text:tab/>2</text:p>
          <text:p text:style-name="P8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1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bookmark text:name="_n8jvrnml41oj"/><text:span text:style-name="T1">I - Comparatif avant et après optimisation</text:span></text:p>
      <text:p text:style-name="P2"/>
      <text:p text:style-name="P6"><text:span text:style-name="T2">Score Lighthouse avant optimisation : </text:span></text:p>
      <text:p text:style-name="P2"/>
      <text:p text:style-name="P6">[<text:span text:style-name="T6">Insérer ici une capture des scores Lighthouse avant optimisation</text:span><text:span text:style-name="T2">]</text:span></text:p>
      <text:p text:style-name="P2"/>
      <text:p text:style-name="P6"><text:span text:style-name="T2">Score Lighthouse après optimisation :</text:span></text:p>
      <text:p text:style-name="P2"/>
      <text:p text:style-name="Standard"><text:soft-page-break/>[<text:span text:style-name="T6">Insérer ici une capture des scores Lighthouse après optimisation</text:span>]</text:p>
      <text:p text:style-name="P2"/>
      <text:p text:style-name="P2"/>
      <text:p text:style-name="P2"/>
      <text:p text:style-name="P15"><text:bookmark text:name="_75j88ale97cb"/><text:span text:style-name="T1">II - Détails des optimisations effectuées</text:span></text:p>
      <text:p text:style-name="P13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xml:id="list3241427900" text:style-name="WWNum1">
        <text:list-item>
          <text:p text:style-name="P12"><text:span text:style-name="T2">…</text:span></text:p>
        </text:list-item>
        <text:list-item>
          <text:p text:style-name="P12"><text:span text:style-name="T2">…</text:span></text:p>
        </text:list-item>
        <text:list-item>
          <text:p text:style-name="P12"><text:span text:style-name="T2">…</text:span></text:p>
        </text:list-item>
      </text:list>
      <text:p text:style-name="P6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2"/>
      <text:p text:style-name="P14"><text:bookmark text:name="_xkbpxkl6umhk"/>2 - …</text:p>
      <text:p text:style-name="Heading_20_1"><text:bookmark text:name="_r7gkf09frlj5"/>III - Accessibilité du site</text:p>
      <text:p text:style-name="Standard"><text:span text:style-name="T6">[Insérer une capture de la page du site avec l’extension Wave]</text:span></text:p>
      <text:p text:style-name="Standard"/>
      <text:p text:style-name="Standard"><text:span text:style-name="T6">[Lister les modifications faites pour valider l’accessibilité]</text:span></text:p>
      <text:p text:style-name="P15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keep-together="always" fo:text-indent="0in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text-indent="0in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keep-together="always" fo:text-indent="0in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3" meta:word-count="195" meta:character-count="1116" meta:non-whitespace-character-count="956"/>
    <meta:generator>LibreOfficeDev/6.0.5.2$Linux_X86_64 LibreOffice_project/</meta:generator>
  </office:meta>
</office:document-meta>
</file>